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8pt" officeooo:rsid="001e604e" officeooo:paragraph-rsid="001e604e" style:font-size-asian="15.75pt" style:font-size-complex="18pt"/>
    </style:style>
    <style:style style:name="P2" style:family="paragraph" style:parent-style-name="Standard">
      <style:text-properties style:font-name="Arial" fo:font-size="12pt" officeooo:rsid="0025ecbf" officeooo:paragraph-rsid="0025ecbf" style:font-size-asian="10.5pt" style:font-size-complex="12pt"/>
    </style:style>
    <style:style style:name="P3" style:family="paragraph" style:parent-style-name="Standard">
      <style:text-properties style:font-name="Arial" fo:font-size="12pt" officeooo:rsid="0027fc4a" officeooo:paragraph-rsid="002961c2" style:font-size-asian="10.5pt" style:font-size-complex="12pt"/>
    </style:style>
    <style:style style:name="P4" style:family="paragraph" style:parent-style-name="Standard">
      <style:text-properties style:font-name="Arial" fo:font-size="12pt" officeooo:rsid="001e604e" officeooo:paragraph-rsid="001e604e" style:font-size-asian="10.5pt" style:font-size-complex="12pt"/>
    </style:style>
    <style:style style:name="P5" style:family="paragraph" style:parent-style-name="Standard">
      <style:text-properties style:font-name="Arial" fo:font-size="12pt" fo:font-weight="normal" officeooo:rsid="002f4891" officeooo:paragraph-rsid="002f4891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Arial" fo:font-size="12pt" fo:font-weight="normal" officeooo:rsid="002f70c7" officeooo:paragraph-rsid="002f70c7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Arial" fo:font-size="12pt" fo:font-weight="bold" officeooo:rsid="002f4891" officeooo:paragraph-rsid="002f4891" style:font-size-asian="10.5pt" style:font-weight-asian="bold" style:font-size-complex="12pt" style:font-weight-complex="bold"/>
    </style:style>
    <style:style style:name="P8" style:family="paragraph" style:parent-style-name="Standard">
      <style:text-properties style:font-name="Arial" fo:font-size="12pt" fo:font-weight="bold" officeooo:rsid="002f70c7" officeooo:paragraph-rsid="002f70c7" style:font-size-asian="10.5pt" style:font-weight-asian="bold" style:font-size-complex="12pt" style:font-weight-complex="bold"/>
    </style:style>
    <style:style style:name="P9" style:family="paragraph" style:parent-style-name="Standard">
      <style:text-properties style:font-name="Arial" fo:font-size="12pt" fo:font-weight="bold" officeooo:rsid="00298ad6" officeooo:paragraph-rsid="002f4891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Arial" fo:font-size="12pt" fo:font-weight="normal" officeooo:rsid="002f4891" officeooo:paragraph-rsid="002f4891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Arial" fo:font-size="12pt" fo:font-weight="normal" officeooo:rsid="002f70c7" officeooo:paragraph-rsid="002f70c7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Arial" fo:font-size="12pt" fo:font-weight="normal" officeooo:rsid="0032b0f9" officeooo:paragraph-rsid="0032b0f9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Arial" fo:font-size="12pt" fo:font-weight="bold" officeooo:rsid="00298ad6" officeooo:paragraph-rsid="002f4891" style:font-size-asian="12pt" style:font-weight-asian="bold" style:font-size-complex="12pt" style:font-weight-complex="bold"/>
    </style:style>
    <style:style style:name="P14" style:family="paragraph" style:parent-style-name="Standard">
      <style:text-properties fo:font-variant="normal" fo:text-transform="none" style:font-name="Arial" fo:font-size="12pt" fo:letter-spacing="normal" fo:font-style="normal" fo:font-weight="bold" officeooo:rsid="00298ad6" officeooo:paragraph-rsid="002f4891" style:font-size-asian="12pt" style:font-weight-asian="bold" style:font-size-complex="12pt" style:font-weight-complex="bold"/>
    </style:style>
    <style:style style:name="P15" style:family="paragraph" style:parent-style-name="Standard">
      <style:text-properties fo:font-variant="normal" fo:text-transform="none" style:font-name="Arial" fo:font-size="12pt" fo:letter-spacing="normal" fo:font-style="normal" fo:font-weight="bold" officeooo:rsid="002f4891" officeooo:paragraph-rsid="002f4891" style:font-size-asian="12pt" style:font-weight-asian="bold" style:font-size-complex="12pt" style:font-weight-complex="bold"/>
    </style:style>
    <style:style style:name="P16" style:family="paragraph" style:parent-style-name="Standard">
      <style:text-properties fo:font-variant="normal" fo:text-transform="none" style:font-name="Arial" fo:font-size="12pt" fo:letter-spacing="normal" fo:font-style="normal" fo:font-weight="bold" officeooo:rsid="0032b0f9" officeooo:paragraph-rsid="0032b0f9" style:font-size-asian="12pt" style:font-weight-asian="bold" style:font-size-complex="12pt" style:font-weight-complex="bold"/>
    </style:style>
    <style:style style:name="P17" style:family="paragraph" style:parent-style-name="Standard">
      <style:text-properties fo:font-variant="normal" fo:text-transform="none" style:font-name="Arial" fo:font-size="12pt" fo:letter-spacing="normal" fo:font-style="normal" fo:font-weight="normal" officeooo:rsid="002f70c7" officeooo:paragraph-rsid="002f70c7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variant="normal" fo:text-transform="none" style:font-name="Arial" fo:font-size="12pt" fo:letter-spacing="normal" fo:font-style="normal" fo:font-weight="normal" officeooo:rsid="002f4891" officeooo:paragraph-rsid="002f70c7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variant="normal" fo:text-transform="none" style:font-name="Arial" fo:font-size="12pt" fo:letter-spacing="normal" fo:font-style="normal" fo:font-weight="normal" officeooo:rsid="0032b0f9" officeooo:paragraph-rsid="0032b0f9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variant="normal" fo:text-transform="none" style:font-name="Arial" fo:font-size="12pt" fo:letter-spacing="normal" fo:font-style="normal" fo:font-weight="normal" officeooo:rsid="0032d089" officeooo:paragraph-rsid="0032d089" style:font-size-asian="12pt" style:font-weight-asian="normal" style:font-size-complex="12pt" style:font-weight-complex="normal"/>
    </style:style>
    <style:style style:name="T1" style:family="text">
      <style:text-properties officeooo:rsid="002f4891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officeooo:rsid="002f4891"/>
    </style:style>
    <style:style style:name="T4" style:family="text">
      <style:text-properties fo:font-variant="normal" fo:text-transform="none" fo:letter-spacing="normal" fo:font-style="normal" officeooo:rsid="0032b0f9"/>
    </style:style>
    <style:style style:name="T5" style:family="text">
      <style:text-properties officeooo:rsid="002f70c7"/>
    </style:style>
    <style:style style:name="T6" style:family="text">
      <style:text-properties officeooo:rsid="0032b0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ório - <text:span text:style-name="T1">Esforço</text:span></text:p>
      <text:p text:style-name="P1"/>
      <text:p text:style-name="P4">Total de <text:span text:style-name="T1">indivíduos = 127 (n)</text:span></text:p>
      <text:p text:style-name="P4"/>
      <text:p text:style-name="P7">Ident:</text:p>
      <text:p text:style-name="P5"><text:span text:style-name="T5">1 –</text:span> 127</text:p>
      <text:p text:style-name="P6">Mediana: 64</text:p>
      <text:p text:style-name="P5">Qualitativa ordinal.</text:p>
      <text:p text:style-name="P5"/>
      <text:p text:style-name="P8">Iniciais:</text:p>
      <text:p text:style-name="P6">Qualitativa nominal.</text:p>
      <text:p text:style-name="P6"/>
      <text:p text:style-name="P14">Idade:</text:p>
      <text:p text:style-name="P19">24 – 80 (anos)</text:p>
      <text:p text:style-name="P19">Média = 51.5</text:p>
      <text:p text:style-name="P17">Quantitativa contínua.</text:p>
      <text:p text:style-name="P17"/>
      <text:p text:style-name="P14">Altura:</text:p>
      <text:p text:style-name="P19">148 – 183 (cm)</text:p>
      <text:p text:style-name="P19">Média = 167 (cm)</text:p>
      <text:p text:style-name="P17">Quantitativa contínua</text:p>
      <text:p text:style-name="P17"/>
      <text:p text:style-name="P14">Peso:</text:p>
      <text:p text:style-name="P19">42 – 109 (kg)</text:p>
      <text:p text:style-name="P19">Média = 71.8</text:p>
      <text:p text:style-name="P17">Quantitativa contínua</text:p>
      <text:p text:style-name="P17"/>
      <text:p text:style-name="P14">Frequência cardíaca<text:span text:style-name="T6">(repouso)</text:span> :</text:p>
      <text:p text:style-name="P19">54 – 128 (bpm)</text:p>
      <text:p text:style-name="P19">Média = 83.6</text:p>
      <text:p text:style-name="P17">Quantitativa contínua</text:p>
      <text:p text:style-name="P17"/>
      <text:p text:style-name="P9"><text:span text:style-name="T2">VO2 </text:span><text:span text:style-name="T3">(</text:span><text:span text:style-name="T2">repouso</text:span><text:span text:style-name="T3">):</text:span></text:p>
      <text:p text:style-name="P19">1.7 – 6.4 (ml)</text:p>
      <text:p text:style-name="P19">Média = 3.55</text:p>
      <text:p text:style-name="P18">Quantitativa contínua</text:p>
      <text:p text:style-name="P18"/>
      <text:p text:style-name="P9"><text:span text:style-name="T2">VE/VCO2</text:span><text:span text:style-name="T3"> (</text:span><text:span text:style-name="T4">pico</text:span><text:span text:style-name="T3">):</text:span></text:p>
      <text:p text:style-name="P12"><text:span text:style-name="T3">2</text:span><text:span text:style-name="T2">4.2 - 80</text:span></text:p>
      <text:p text:style-name="P19">Média = 42.9</text:p>
      <text:p text:style-name="P18">Quantitativa contínua</text:p>
      <text:p text:style-name="P18"/>
      <text:p text:style-name="P16">VO2/FC (pico):</text:p>
      <text:p text:style-name="P20">2.9 – 16.9 (ml/bpm)</text:p>
      <text:p text:style-name="P20">Média = 8.96</text:p>
      <text:p text:style-name="P19">Quantitativa contínua</text:p>
      <text:p text:style-name="P16"/>
      <text:p text:style-name="P18"/>
      <text:p text:style-name="P18"/>
      <text:p text:style-name="P18"/>
      <text:p text:style-name="P18"/>
      <text:p text:style-name="P15"><text:soft-page-break/>data do óbito:</text:p>
      <text:p text:style-name="P19">24.06.91 – 16.06.97</text:p>
      <text:p text:style-name="P20">n = 87</text:p>
      <text:p text:style-name="P17">40 omissas.</text:p>
      <text:p text:style-name="P17">Qualitativa ordinal</text:p>
      <text:p text:style-name="P3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5T13:50:46.001000000</meta:creation-date>
    <dc:date>2022-11-18T17:05:23.356000000</dc:date>
    <meta:editing-duration>PT17M16S</meta:editing-duration>
    <meta:editing-cycles>4</meta:editing-cycles>
    <meta:generator>LibreOffice/7.3.4.2$Windows_X86_64 LibreOffice_project/728fec16bd5f605073805c3c9e7c4212a0120dc5</meta:generator>
    <meta:document-statistic meta:table-count="0" meta:image-count="0" meta:object-count="0" meta:page-count="2" meta:paragraph-count="41" meta:word-count="100" meta:character-count="614" meta:non-whitespace-character-count="547"/>
  </office:meta>
</office:document-meta>
</file>